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jercicio 1.</text:p>
      <text:p text:style-name="Standard"/>
      <text:list xml:id="list5623492561345087290" text:style-name="L1">
        <text:list-item>
          <text:p text:style-name="P3">Activision-Blizzard</text:p>
        </text:list-item>
      </text:list>
      <text:list xml:id="list428328092708142782" text:style-name="L2">
        <text:list-item>
          <text:list>
            <text:list-item>
              <text:p text:style-name="P4">World of Warcraft</text:p>
              <text:p text:style-name="P4"/>
            </text:list-item>
          </text:list>
        </text:list-item>
        <text:list-item>
          <text:p text:style-name="P4">Nintendo</text:p>
          <text:list>
            <text:list-item>
              <text:p text:style-name="P4">Mario Odyssey</text:p>
              <text:p text:style-name="P4"/>
            </text:list-item>
          </text:list>
        </text:list-item>
        <text:list-item>
          <text:p text:style-name="P4">Naughty Dog</text:p>
          <text:list>
            <text:list-item>
              <text:p text:style-name="P4">Last of Us</text:p>
              <text:p text:style-name="P4"/>
            </text:list-item>
          </text:list>
        </text:list-item>
        <text:list-item>
          <text:p text:style-name="P4">Valve</text:p>
          <text:list>
            <text:list-item>
              <text:p text:style-name="P4">Half-life</text:p>
            </text:list-item>
          </text:list>
        </text:list-item>
      </text:list>
      <text:p text:style-name="Standard"><text:tab/></text:p>
      <text:list xml:id="list37536846" text:continue-numbering="true" text:style-name="L2">
        <text:list-item>
          <text:p text:style-name="P4">Ubisoft</text:p>
          <text:list>
            <text:list-item>
              <text:p text:style-name="P4">Assassins Creed</text:p>
              <text:p text:style-name="P4"/>
            </text:list-item>
          </text:list>
        </text:list-item>
        <text:list-item>
          <text:p text:style-name="P4">Bethesda</text:p>
          <text:list>
            <text:list-item>
              <text:p text:style-name="P4">The elder scrolls V: Skyrim</text:p>
              <text:p text:style-name="P4"/>
            </text:list-item>
          </text:list>
        </text:list-item>
        <text:list-item>
          <text:p text:style-name="P4">CD Project</text:p>
          <text:list>
            <text:list-item>
              <text:p text:style-name="P4">Cyberpunk 2077</text:p>
            </text:list-item>
          </text:list>
        </text:list-item>
      </text:list>
      <text:p text:style-name="Standard"/>
      <text:p text:style-name="Standard"/>
      <text:p text:style-name="Standard"/>
      <text:p text:style-name="P1">Ejercicio 2.</text:p>
      <text:p text:style-name="P1"/>
      <text:p text:style-name="P2">De manera online lo que tienes que hacer es registrarte en uno de los 108 sitios locales para participar de manera conjunta con gente del mismo sitio.</text:p>
      <text:p text:style-name="P2"/>
      <text:p text:style-name="P2">Si la Global Game Jam se realiza en el pais, hay que registrarse, igual que de manera online, aunque luego hay que presentar la documentacion personal en el lugar donde se desarrolla.</text:p>
      <text:p text:style-name="P1"/>
      <text:p text:style-name="P1"/>
      <text:p text:style-name="Standard"/>
      <text:p text:style-name="P1">Ejercicio 3.</text:p>
      <text:p text:style-name="P1"/>
      <text:p text:style-name="P2">Un portfolio es una manera que tiene un desarrollador de presentar los titulos en los que ha trabajado, asi como su experiencia dentro del mundo de los videojuegos, es como un CV grafico.</text:p>
      <text:p text:style-name="P2"/>
      <text:p text:style-name="P2">La principal ventaja que tiene un desarrollador a la hora de realizar un portfolio es que da a conocer su trabajo de manera visual ante un posible cliente. Ademas, frente a un CV ordinario, el portfolio permite darle un toque mas personal, exponiendo cosas como la experiencia dentro del sector, sus referencias, etc.</text:p>
      <text:p text:style-name="P2"/>
      <text:p text:style-name="P1">Ejercicio 4.</text:p>
      <text:p text:style-name="P2"/>
      <text:p text:style-name="P2">La plataforma permite a los desarrolladores subir sus juegos de manera gratuita, asi como diseñar la pagina web del propio juego y llevar un seguimiento de visualizaciones, descargas y adquisiciones del mismo. Ademas informacion sobre la Global Game Jam, foros de desarrolladores, etc.</text:p>
      <text:p text:style-name="Standard"><text:soft-page-break/></text:p>
      <text:p text:style-name="Standard"/>
      <text:p text:style-name="Standard"/>
      <text:p text:style-name="P1">Ejercicio 5.</text:p>
      <text:p text:style-name="P1"/>
      <text:p text:style-name="P2">No man's sky prometia a los jugadores multipes modos de juego en un universo infinito, ademas de un multijugador cooperativo, el cual no fue implementado hasta practicamente este año</text:p>
      <text:p text:style-name="P2"/>
      <text:p text:style-name="Standard"><text:span text:style-name="T1">Cyberpunk por su parte prometia un mundo vivo, con npcs que tuviesen “vida” sin depender del jugador, un sistema de elecciones que tuviesen importacia de cara al final del juego. Ademas de eso, tambien tuvo graves fallos en la salida referente a graficos, que se han ido parcheando desde entonces.</text:span></text:p>
      <text:p text:style-name="Standard"><text:span text:style-name="T1"/></text:p>
      <text:p text:style-name="P1">Ejercicio 6.</text:p>
      <text:p text:style-name="P1"/>
      <text:p text:style-name="P2">En cuanto a publishers de empresas AAA tenemos en primer lugar a Tencent, la empresa dueña de Riot Games, Supercell y Epic, con unos ingresos de 13.500 millones de dolares. En segundo lugar tenemos Microsoft que este año se hizo con empresas como Bethesda y Blizzard, con una facturacion un 10% mayor en comparacion al año pasado y en tercer lugar tenemos a Sony con 3.600 millones de dolares.</text:p>
      <text:p text:style-name="P2">En cuanto peores publishers, la cosa varia, ya que dependiendo de los juegos lanzados, cabe la posibilidad de que las ventas caigan un buen porcentaje.</text:p>
      <text:p text:style-name="P2"/>
      <text:p text:style-name="P2">En cuanto a editoras indie tenemos Akupara Games, Fellow traveller, Neon Doctrine, Raw Fury, Those Awesome Guys, Toge productions y Whitethorn</text:p>
      <text:p text:style-name="P2"/>
      <text:p text:style-name="P2"/>
      <text:p text:style-name="P1">Ejercicio 7.</text:p>
      <text:p text:style-name="P1"/>
      <text:p text:style-name="P2">Desde el año de la pandemia, el desarrollo de videojuegos ha tenido una subida debido a la demanda que hubo. Aunque la grafica nos muestra que durante los años iba subiendo el numero de juegos publicados, creo que la pandemia hizo que subiesen bastante mas de lo que se espera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8T18:06:36.96</meta:creation-date>
    <dc:date>2022-09-29T17:29:36.96</dc:date>
    <meta:editing-duration>PT30M39S</meta:editing-duration>
    <meta:editing-cycles>3</meta:editing-cycles>
    <meta:generator>OpenOffice/4.1.13$Win32 OpenOffice.org_project/4113m1$Build-9810</meta:generator>
    <meta:document-statistic meta:table-count="0" meta:image-count="0" meta:object-count="0" meta:page-count="2" meta:paragraph-count="33" meta:word-count="487" meta:character-count="2838"/>
  </office:meta>
</office:document-meta>
</file>